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E9000000CC06CC43ED61EE4CDE.png" manifest:media-type="image/png"/>
  <manifest:file-entry manifest:full-path="Pictures/100002010000025500000224A87506DD820AB138.png" manifest:media-type="image/png"/>
  <manifest:file-entry manifest:full-path="Pictures/1000020100000113000000B79F6BDB5444A4F277.png" manifest:media-type="image/png"/>
  <manifest:file-entry manifest:full-path="Pictures/10000201000000C8000000FCF1FEFA7D9234E9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6b53" officeooo:paragraph-rsid="00006b53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 draw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ff" draw:opacity="100%" fo:min-height="1.16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m2" text:anchor-type="char" svg:x="8.844cm" svg:y="-0.566cm" svg:width="5.292cm" svg:height="6.668cm" draw:z-index="1"><draw:image xlink:href="Pictures/10000201000000C8000000FCF1FEFA7D9234E9A6.png" xlink:type="simple" xlink:show="embed" xlink:actuate="onLoad" draw:mime-type="image/png"/></draw:frame></text:p>
      <text:p text:style-name="Standard"><draw:frame draw:style-name="fr1" draw:name="Imagem1" text:anchor-type="char" svg:x="0.392cm" svg:y="0.27cm" svg:width="7.276cm" svg:height="4.842cm" draw:z-index="0"><draw:image xlink:href="Pictures/1000020100000113000000B79F6BDB5444A4F27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m3" text:anchor-type="char" svg:x="4.567cm" svg:y="0.333cm" svg:width="7.867cm" svg:height="7.221cm" draw:z-index="2"><draw:image xlink:href="Pictures/100002010000025500000224A87506DD820AB138.png" xlink:type="simple" xlink:show="embed" xlink:actuate="onLoad" draw:mime-type="image/png"/></draw:frame></text:p>
      <text:p text:style-name="Standard"/>
      <text:p text:style-name="Standard"/>
      <text:p text:style-name="Standard"><draw:frame text:anchor-type="paragraph" draw:z-index="4" draw:name="Moldura de texto 1" draw:style-name="gr1" draw:text-style-name="P3" svg:width="2.408cm" svg:height="1.165cm" svg:x="7.336cm" svg:y="0.166cm"><draw:text-box><text:p text:style-name="P2">INA118</text:p></draw:text-box></draw:frame></text:p>
      <text:p text:style-name="P1"><draw:frame draw:style-name="fr1" draw:name="Imagem4" text:anchor-type="char" svg:x="5.193cm" svg:y="7.726cm" svg:width="7.766cm" svg:height="6.8cm" draw:z-index="3"><draw:image xlink:href="Pictures/10000201000000E9000000CC06CC43ED61EE4CD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15:26:57.787057067</meta:creation-date>
    <dc:date>2021-05-13T15:52:42.383186590</dc:date>
    <meta:editing-duration>PT14M33S</meta:editing-duration>
    <meta:editing-cycles>2</meta:editing-cycles>
    <meta:generator>LibreOfficeDev/7.2.0.0.alpha0$Linux_X86_64 LibreOffice_project/27911b0455d8dcc08a0702372492a6ce00250cb7</meta:generator>
    <meta:document-statistic meta:table-count="0" meta:image-count="4" meta:object-count="0" meta:page-count="1" meta:paragraph-count="0" meta:word-count="0" meta:character-count="0" meta:non-whitespace-character-count="0"/>
  </office:meta>
</office:document-meta>
</file>